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DejaVu Sans" officeooo:paragraph-rsid="0015f6a6"/>
    </style:style>
    <style:style style:name="P2" style:family="paragraph" style:parent-style-name="Text_20_body">
      <style:text-properties style:font-name="DejaVu Sans" fo:font-size="10pt" style:font-size-asian="10pt" style:font-size-complex="10pt"/>
    </style:style>
    <style:style style:name="P3" style:family="paragraph" style:parent-style-name="Text_20_body">
      <style:text-properties style:font-name="DejaVu Sans" fo:font-size="10pt" officeooo:paragraph-rsid="0015f6a6" style:font-size-asian="10pt" style:font-size-complex="10pt"/>
    </style:style>
    <style:style style:name="P4" style:family="paragraph" style:parent-style-name="Text_20_body">
      <style:text-properties style:font-name="DejaVu Sans" fo:font-size="10pt" officeooo:paragraph-rsid="0017f30f" style:font-size-asian="10pt" style:font-size-complex="10pt"/>
    </style:style>
    <style:style style:name="P5" style:family="paragraph" style:parent-style-name="Text_20_body">
      <style:text-properties style:font-name="DejaVu Sans" fo:font-size="10pt" fo:font-weight="bold" style:font-size-asian="10pt" style:font-weight-asian="bold" style:font-size-complex="10pt" style:font-weight-complex="bold"/>
    </style:style>
    <style:style style:name="P6" style:family="paragraph" style:parent-style-name="Standard">
      <style:text-properties officeooo:paragraph-rsid="0015f6a6"/>
    </style:style>
    <style:style style:name="P7" style:family="paragraph" style:parent-style-name="Title">
      <style:text-properties officeooo:paragraph-rsid="0015f6a6"/>
    </style:style>
    <style:style style:name="P8" style:family="paragraph" style:parent-style-name="Preformatted_20_Text">
      <style:text-properties style:font-name="DejaVu Sans" fo:font-weight="bold" style:font-weight-asian="bold" style:font-weight-complex="bold"/>
    </style:style>
    <style:style style:name="P9" style:family="paragraph" style:parent-style-name="Preformatted_20_Text">
      <style:text-properties style:font-name="DejaVu Sans"/>
    </style:style>
    <style:style style:name="P10" style:family="paragraph" style:parent-style-name="Preformatted_20_Text">
      <style:text-properties style:font-name="DejaVu Sans Mono" fo:font-weight="normal" style:font-weight-asian="normal" style:font-weight-complex="normal"/>
    </style:style>
    <style:style style:name="P11" style:family="paragraph" style:parent-style-name="Text_20_body" style:list-style-name="L1">
      <style:text-properties style:font-name="DejaVu Sans" fo:font-size="10pt" style:font-size-asian="10pt" style:font-size-complex="10pt"/>
    </style:style>
    <style:style style:name="P12" style:family="paragraph" style:parent-style-name="Text_20_body" style:list-style-name="L2">
      <style:text-properties style:font-name="DejaVu Sans" fo:font-size="10pt" style:font-size-asian="10pt" style:font-size-complex="10pt"/>
    </style:style>
    <style:style style:name="P13" style:family="paragraph" style:parent-style-name="Text_20_body" style:list-style-name="L3">
      <style:text-properties style:font-name="DejaVu Sans" fo:font-size="10pt" style:font-size-asian="10pt" style:font-size-complex="10pt"/>
    </style:style>
    <style:style style:name="P14" style:family="paragraph" style:parent-style-name="Text_20_body" style:list-style-name="L4">
      <style:text-properties style:font-name="DejaVu Sans" fo:font-size="10pt" style:font-size-asian="10pt" style:font-size-complex="10pt"/>
    </style:style>
    <style:style style:name="P15" style:family="paragraph" style:parent-style-name="Text_20_body" style:list-style-name="L4">
      <style:text-properties style:font-name="DejaVu Sans" fo:font-size="10pt" officeooo:paragraph-rsid="0015f6a6" style:font-size-asian="10pt" style:font-size-complex="10pt"/>
    </style:style>
    <style:style style:name="P16" style:family="paragraph" style:parent-style-name="Text_20_body" style:list-style-name="L5">
      <style:text-properties style:font-name="DejaVu Sans" fo:font-size="10pt" style:font-size-asian="10pt" style:font-size-complex="10pt"/>
    </style:style>
    <style:style style:name="P17" style:family="paragraph" style:parent-style-name="Text_20_body" style:list-style-name="L6">
      <style:text-properties style:font-name="DejaVu Sans" fo:font-size="10pt" style:font-size-asian="10pt" style:font-size-complex="10pt"/>
    </style:style>
    <style:style style:name="P18" style:family="paragraph" style:parent-style-name="Text_20_body" style:list-style-name="L7">
      <style:text-properties style:font-name="DejaVu Sans" fo:font-size="10pt" style:font-size-asian="10pt" style:font-size-complex="10pt"/>
    </style:style>
    <style:style style:name="P19" style:family="paragraph" style:parent-style-name="Text_20_body" style:list-style-name="L8">
      <style:text-properties style:font-name="DejaVu Sans" fo:font-size="10pt" style:font-size-asian="10pt" style:font-size-complex="10pt"/>
    </style:style>
    <style:style style:name="P20" style:family="paragraph" style:parent-style-name="Text_20_body" style:list-style-name="L9">
      <style:text-properties style:font-name="DejaVu Sans" fo:font-size="10pt" style:font-size-asian="10pt" style:font-size-complex="10pt"/>
    </style:style>
    <style:style style:name="P21" style:family="paragraph" style:parent-style-name="Text_20_body" style:list-style-name="L10">
      <style:text-properties style:font-name="DejaVu Sans" fo:font-size="10pt" style:font-size-asian="10pt" style:font-size-complex="10pt"/>
    </style:style>
    <style:style style:name="P22" style:family="paragraph" style:parent-style-name="Text_20_body" style:list-style-name="L11">
      <style:text-properties style:font-name="DejaVu Sans" fo:font-size="10pt" officeooo:paragraph-rsid="0015f6a6" style:font-size-asian="10pt" style:font-size-complex="10pt"/>
    </style:style>
    <style:style style:name="P23" style:family="paragraph" style:parent-style-name="Text_20_body" style:list-style-name="L11">
      <style:text-properties style:font-name="DejaVu Sans" fo:font-size="10pt" style:font-size-asian="10pt" style:font-size-complex="10pt"/>
    </style:style>
    <style:style style:name="P24" style:family="paragraph" style:parent-style-name="Text_20_body" style:list-style-name="L12">
      <style:text-properties style:font-name="DejaVu Sans" fo:font-size="10pt" officeooo:paragraph-rsid="0017f30f" style:font-size-asian="10pt" style:font-size-complex="10pt"/>
    </style:style>
    <style:style style:name="P25" style:family="paragraph" style:parent-style-name="Text_20_body">
      <style:text-properties style:font-name="DejaVu Sans" fo:font-size="10pt" style:font-size-asian="10pt" style:font-size-complex="10pt"/>
    </style:style>
    <style:style style:name="T1" style:family="text">
      <style:text-properties style:font-name="DejaVu Sans Mono" fo:font-size="10pt" style:font-size-asian="10pt" style:font-size-complex="10pt"/>
    </style:style>
    <style:style style:name="T2" style:family="text">
      <style:text-properties style:font-name="DejaVu Sans Mono"/>
    </style:style>
    <style:style style:name="T3" style:family="text">
      <style:text-properties style:font-name="DejaVu Sans Mono" fo:font-weight="normal" style:font-weight-asian="normal" style:font-weight-complex="normal"/>
    </style:style>
    <style:style style:name="T4" style:family="text">
      <style:text-properties officeooo:rsid="001adbd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park Smart Modem 3 </text:p>
      <text:p text:style-name="P8">Technical Specifications <text:span text:style-name="T4">link:</text:span></text:p>
      <text:p text:style-name="P10"/>
      <text:p text:style-name="P8"><text:a xlink:type="simple" xlink:href="https://www.spark.co.nz/online/shop/broadband/spark-smart-modems#tabgallery-1" text:style-name="Internet_20_link" text:visited-style-name="Visited_20_Internet_20_Link"><text:span text:style-name="T3">https://www.spark.co.nz/online/shop/broadband/spark-smart-modems#tabgallery-1</text:span></text:a></text:p>
      <text:p text:style-name="P9"/>
      <text:p text:style-name="P6"><text:a xlink:type="simple" xlink:href="https://www.geekzone.co.nz/forums.asp?forumid=39&amp;topicid=299352&amp;action=new_disc_replies&amp;quotetopic=299352" text:style-name="Internet_20_link" text:visited-style-name="Visited_20_Internet_20_Link"><text:span text:style-name="T1">https://www.geekzone.co.nz/forums.asp?forumid=39&amp;topicid=299352&amp;action=new_disc_replies&amp;quotetopic=299352</text:span></text:a></text:p>
      <text:p text:style-name="P1"/>
      <text:p text:style-name="P2">Simple to use, seamless to connect. Smart Modem 3 is equipped with the latest WiFi 6 technology, offering fast speeds and a secure connection.</text:p>
      <text:p text:style-name="P2">Compatible with Spark Fibre, ADSL and VDSL connections.</text:p>
      <text:p text:style-name="P2"/>
      <text:p text:style-name="P5">Technical specifications</text:p>
      <text:p text:style-name="P2">FEATURES</text:p>
      <text:list text:style-name="L1">
        <text:list-item>
          <text:p text:style-name="P11">Quad-Stream AX3500 WiFi – up to 5.66 Gbps (860.3+ 4803.9 Mbps) *</text:p>
        </text:list-item>
        <text:list-item>
          <text:p text:style-name="P11">WiFi6 11ax</text:p>
        </text:list-item>
        <text:list-item>
          <text:p text:style-name="P11">Downlink and Uplink Multi-User MIMO technology in both 2.4GHz and 5GHz</text:p>
        </text:list-item>
        <text:list-item>
          <text:p text:style-name="P11">1024QAM modulation for higher throughput</text:p>
        </text:list-item>
        <text:list-item>
          <text:p text:style-name="P11">2 Ghz dual-core processor</text:p>
        </text:list-item>
        <text:list-item>
          <text:p text:style-name="P11">Support DDR4 faster than DDR3</text:p>
        </text:list-item>
        <text:list-item>
          <text:p text:style-name="P11">5-core packet acceleration for CPU offload</text:p>
        </text:list-item>
        <text:list-item>
          <text:p text:style-name="P11">2GHz ARM dual core for more computing power</text:p>
        </text:list-item>
        <text:list-item>
          <text:p text:style-name="P11">Gigabit internet capable over ethernet **</text:p>
        </text:list-item>
      </text:list>
      <text:p text:style-name="P2"/>
      <text:p text:style-name="P2">DSL TECHNOLOGY</text:p>
      <text:list text:style-name="L2">
        <text:list-item>
          <text:p text:style-name="P12">Comply with ITU-T G.993.2 – Annex A with 998 asymmetric band plan and vectoring (profile 8x,12x,17a,30a)</text:p>
        </text:list-item>
        <text:list-item>
          <text:p text:style-name="P12">Comply with ITU-T G.992.1 (G.dmt), ITU-T G.992.3 (ADSL2), ITU-T G.992.5 ADSL2+ standard</text:p>
        </text:list-item>
      </text:list>
      <text:list text:style-name="L3">
        <text:list-header>
          <text:p text:style-name="P13"/>
        </text:list-header>
      </text:list>
      <text:p text:style-name="P2">WIFI TECHNOLOGY</text:p>
      <text:list text:style-name="L4">
        <text:list-item>
          <text:p text:style-name="P14">802.11n: up to 450Mbps</text:p>
        </text:list-item>
        <text:list-item>
          <text:p text:style-name="P14">802.11ac: up to 3466.7 Mbps</text:p>
        </text:list-item>
        <text:list-item>
          <text:p text:style-name="P15">WiFi 4 256QAM (2.4GHz): up to 600Mbps</text:p>
        </text:list-item>
        <text:list-item>
          <text:p text:style-name="P15">WiFi 4 1024QAM (2.4GHz): up to 750Mbps</text:p>
        </text:list-item>
        <text:list-item>
          <text:p text:style-name="P14">WiFi 5 1024QAM (5GHz) : up to 4333Mbps</text:p>
        </text:list-item>
        <text:list-item>
          <text:p text:style-name="P14">WiFi 6 1024 QAM(2.4Ghz) up to 860.3 Mbps</text:p>
        </text:list-item>
        <text:list-item>
          <text:p text:style-name="P14">WIFI 6 1024 QAM(5 Ghz) up to 4803.9 Mbps</text:p>
        </text:list-item>
      </text:list>
      <text:p text:style-name="P2"/>
      <text:p text:style-name="P2">DATA RATE</text:p>
      <text:list text:style-name="L5">
        <text:list-item>
          <text:p text:style-name="P16">(860.3+ 4803.9 Mbps)</text:p>
        </text:list-item>
      </text:list>
      <text:p text:style-name="P2"/>
      <text:list text:continue-numbering="true" text:style-name="L5">
        <text:list-item>
          <text:p text:style-name="P16"><text:soft-page-break/>WIFI BAND</text:p>
        </text:list-item>
        <text:list-item>
          <text:p text:style-name="P16">Simultaneous dual band 2.4 &amp; 5GHz</text:p>
        </text:list-item>
      </text:list>
      <text:p text:style-name="P2"/>
      <text:p text:style-name="P2">WIFI STANDARDS</text:p>
      <text:list text:style-name="L6">
        <text:list-item>
          <text:p text:style-name="P17">IEEE® 802.11 b/g/n/ax 2.4GHz</text:p>
        </text:list-item>
        <text:list-item>
          <text:p text:style-name="P17">IEEE® 802.11 a/n/ac/ax 5GHz</text:p>
        </text:list-item>
      </text:list>
      <text:p text:style-name="P2"/>
      <text:p text:style-name="P2">BEAMFORMING</text:p>
      <text:list text:style-name="L7">
        <text:list-item>
          <text:p text:style-name="P18">Beamforming+ — Boosts speed, reliability and range of WiFi connections in 5GHz</text:p>
        </text:list-item>
      </text:list>
      <text:p text:style-name="P2"/>
      <text:p text:style-name="P2">MEMORY</text:p>
      <text:list text:style-name="L8">
        <text:list-item>
          <text:p text:style-name="P19">RAM DDR4 1GB</text:p>
        </text:list-item>
        <text:list-item>
          <text:p text:style-name="P19">Internal Storage eMMC 8GB</text:p>
        </text:list-item>
      </text:list>
      <text:p text:style-name="P2"/>
      <text:p text:style-name="P2">SECURITY</text:p>
      <text:list text:style-name="L9">
        <text:list-item>
          <text:p text:style-name="P20">DMZ</text:p>
        </text:list-item>
        <text:list-item>
          <text:p text:style-name="P20">Stateful Packet Inspection Firewall</text:p>
        </text:list-item>
        <text:list-item>
          <text:p text:style-name="P20">WiFi Protected Access® (WPA3, WPA2, AES and TKIP)</text:p>
        </text:list-item>
        <text:list-item>
          <text:p text:style-name="P20">Intrusion Detection and Prevention (DoS, SYN Flood, Ping of Death, Fraggle, etc.)</text:p>
        </text:list-item>
        <text:list-item>
          <text:p text:style-name="P20">Customizable Firewall Security Levels</text:p>
        </text:list-item>
      </text:list>
      <text:p text:style-name="P2"/>
      <text:p text:style-name="P2">PHYSICAL SPECIFICATIONS</text:p>
      <text:list text:style-name="L10">
        <text:list-item>
          <text:p text:style-name="P21">Dimensions: 265 x 170 x 85mm (with stand)</text:p>
        </text:list-item>
        <text:list-item>
          <text:p text:style-name="P21">Weight: 536g (device)</text:p>
        </text:list-item>
      </text:list>
      <text:p text:style-name="P2"/>
      <text:p text:style-name="P3">NUMBER OF ETHERNET PORTS</text:p>
      <text:list text:style-name="L11">
        <text:list-item>
          <text:p text:style-name="P22">1 x 2.5GB WAN port</text:p>
        </text:list-item>
        <text:list-item>
          <text:p text:style-name="P23">3 x gigabit ethernet LAN port</text:p>
        </text:list-item>
      </text:list>
      <text:p text:style-name="P2"/>
      <text:p text:style-name="P2">NUMBER OF USB PORTS</text:p>
      <text:list text:style-name="L12">
        <text:list-item>
          <text:p text:style-name="P24">1 x USB 2.0 port</text:p>
        </text:list-item>
      </text:list>
      <text:p text:style-name="P4">* Maximum wireless signal rate derived from IEEE 802.11 speciﬁcations. Actual data throughput and wireless coverage will vary and may be lowered by network and environmental conditions, including network trafﬁc volume and building construction. Spark makes no representations or warranties about this product’s compatibility with future standard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2T14:49:47.740254518</meta:creation-date>
    <dc:date>2025-02-02T15:59:46.623071663</dc:date>
    <meta:editing-duration>PT42M36S</meta:editing-duration>
    <meta:editing-cycles>4</meta:editing-cycles>
    <meta:generator>LibreOffice/24.2.7.2$Linux_X86_64 LibreOffice_project/420$Build-2</meta:generator>
    <meta:document-statistic meta:table-count="0" meta:image-count="0" meta:object-count="0" meta:page-count="2" meta:paragraph-count="55" meta:word-count="374" meta:character-count="2346" meta:non-whitespace-character-count="2059"/>
  </office:meta>
</office:document-meta>
</file>